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seznam </text:span><text:span text:style-name="T177">Klávesových zkratek </text:span><text:span text:style-name="T64">L</text:span><text:span text:style-name="T65">ibreOffice Online</text:span><text:span text:style-name="T42"> </text:span><text:span text:style-name="T177">a informace </text:span><text:span text:style-name="T116">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Tento jazyk se používá ke kontrole pravopisu, dělení slov a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